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paragraph-rsid="000996ef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paragraph-rsid="00ad8c13" style:font-size-asian="12.25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c25550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cddf97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paragraph-rsid="013f88b3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142d91c" style:font-size-asian="12.25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157ddfc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paragraph-rsid="01715cf2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18fe7fd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1d60fd8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paragraph-rsid="02131b45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paragraph-rsid="021c6238" style:font-size-asian="12.25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officeooo:paragraph-rsid="0236c776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paragraph-rsid="02450392" style:font-size-asian="12.25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officeooo:paragraph-rsid="0264ed3c" style:font-size-asian="12.25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officeooo:paragraph-rsid="0266eef9" style:font-size-asian="12.25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paragraph-rsid="02095641" style:font-size-asian="12.25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rsid="0005437a" officeooo:paragraph-rsid="0005437a" style:font-size-asian="12.25pt" style:font-size-complex="14pt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fo:font-size="14pt" officeooo:paragraph-rsid="018fe7fd" style:font-size-asian="12.25pt" style:font-size-complex="14pt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fo:font-size="14pt" officeooo:paragraph-rsid="01d60fd8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fo:font-size="14pt" officeooo:paragraph-rsid="02131b45" style:font-size-asian="12.25pt" style:font-size-complex="14pt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fo:font-size="14pt" officeooo:rsid="012675c7" officeooo:paragraph-rsid="012675c7" style:font-size-asian="12.25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c001be" style:font-size-asian="12.25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c25550" style:font-size-asian="12.25pt" style:font-size-complex="14pt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fo:font-size="14pt" officeooo:paragraph-rsid="013f88b3" style:font-size-asian="12.25pt" style:font-size-complex="14pt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fo:font-size="14pt" officeooo:paragraph-rsid="012675c7" style:font-size-asian="12.25pt" style:font-size-complex="14pt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fo:font-size="14pt" officeooo:paragraph-rsid="01346581" style:font-size-asian="12.25pt" style:font-size-complex="14pt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fo:font-size="14pt" officeooo:paragraph-rsid="0149a327" style:font-size-asian="12.25pt" style:font-size-complex="14pt"/>
    </style:style>
    <style:style style:name="P29" style:family="paragraph" style:parent-style-name="Standard" style:list-style-name="L5">
      <style:paragraph-properties fo:line-height="150%" fo:text-align="justify" style:justify-single-word="false"/>
      <style:text-properties fo:font-size="14pt" officeooo:paragraph-rsid="023e0132" style:font-size-asian="12.25pt" style:font-size-complex="14pt"/>
    </style:style>
    <style:style style:name="P30" style:family="paragraph" style:parent-style-name="Standard" style:list-style-name="L6">
      <style:paragraph-properties fo:line-height="150%" fo:text-align="justify" style:justify-single-word="false"/>
      <style:text-properties fo:font-size="14pt" officeooo:paragraph-rsid="02425743" style:font-size-asian="12.25pt" style:font-size-complex="14pt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fo:font-size="14pt" officeooo:rsid="01538917" officeooo:paragraph-rsid="01538917" style:font-size-asian="12.25pt" style:font-size-complex="14pt"/>
    </style:style>
    <style:style style:name="P32" style:family="paragraph" style:parent-style-name="Standard" style:list-style-name="L3">
      <style:paragraph-properties fo:line-height="150%" fo:text-align="justify" style:justify-single-word="false"/>
      <style:text-properties fo:font-size="14pt" officeooo:rsid="014dd810" officeooo:paragraph-rsid="014dd810" style:font-size-asian="12.25pt" style:font-size-complex="14pt"/>
    </style:style>
    <style:style style:name="P33" style:family="paragraph" style:parent-style-name="Standard" style:list-style-name="L3">
      <style:paragraph-properties fo:line-height="150%" fo:text-align="justify" style:justify-single-word="false"/>
      <style:text-properties fo:font-size="14pt" officeooo:rsid="0157ddfc" officeooo:paragraph-rsid="0157ddfc" style:font-size-asian="12.25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officeooo:rsid="0204d8b9" officeooo:paragraph-rsid="01d60fd8" style:font-size-asian="12.25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officeooo:rsid="02187c02" officeooo:paragraph-rsid="02131b45" style:font-size-asian="12.25pt" style:font-size-complex="14pt"/>
    </style:style>
    <style:style style:name="P36" style:family="paragraph" style:parent-style-name="Standard" style:list-style-name="L4">
      <style:paragraph-properties fo:line-height="150%" fo:text-align="justify" style:justify-single-word="false"/>
      <style:text-properties fo:font-size="14pt" officeooo:rsid="02357cc0" officeooo:paragraph-rsid="02357cc0" style:font-size-asian="12.25pt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officeooo:rsid="023bdfd1" officeooo:paragraph-rsid="0236c776" style:font-size-asian="12.25pt" style:font-size-complex="14pt"/>
    </style:style>
    <style:style style:name="P38" style:family="paragraph" style:parent-style-name="Standard" style:list-style-name="L5">
      <style:paragraph-properties fo:line-height="150%" fo:text-align="justify" style:justify-single-word="false"/>
      <style:text-properties fo:font-size="14pt" officeooo:rsid="023e0132" officeooo:paragraph-rsid="023e0132" style:font-size-asian="12.25pt" style:font-size-complex="14pt"/>
    </style:style>
    <style:style style:name="P39" style:family="paragraph" style:parent-style-name="Standard" style:list-style-name="L5">
      <style:paragraph-properties fo:line-height="150%" fo:text-align="justify" style:justify-single-word="false"/>
      <style:text-properties fo:font-size="14pt" officeooo:rsid="023ec6a0" officeooo:paragraph-rsid="023ec6a0" style:font-size-asian="12.25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officeooo:rsid="02425743" officeooo:paragraph-rsid="02425743" style:font-size-asian="12.25pt" style:font-size-complex="14pt"/>
    </style:style>
    <style:style style:name="P41" style:family="paragraph" style:parent-style-name="Standard" style:list-style-name="L6">
      <style:paragraph-properties fo:line-height="150%" fo:text-align="justify" style:justify-single-word="false"/>
      <style:text-properties fo:font-size="14pt" officeooo:rsid="02425743" officeooo:paragraph-rsid="02425743" style:font-size-asian="12.25pt" style:font-size-complex="14pt"/>
    </style:style>
    <style:style style:name="P42" style:family="paragraph" style:parent-style-name="Standard" style:list-style-name="L6">
      <style:paragraph-properties fo:line-height="150%" fo:text-align="justify" style:justify-single-word="false"/>
      <style:text-properties fo:font-size="14pt" officeooo:rsid="0244e98d" officeooo:paragraph-rsid="0244e98d" style:font-size-asian="12.25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fo:font-size="14pt" officeooo:rsid="02450392" officeooo:paragraph-rsid="02450392" style:font-size-asian="12.25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fo:font-size="14pt" officeooo:rsid="0253a24a" officeooo:paragraph-rsid="02450392" style:font-size-asian="12.25pt" style:font-size-complex="14pt"/>
    </style:style>
    <style:style style:name="P45" style:family="paragraph" style:parent-style-name="Standard" style:list-style-name="L7">
      <style:paragraph-properties fo:line-height="150%" fo:text-align="justify" style:justify-single-word="false"/>
      <style:text-properties fo:font-size="14pt" officeooo:rsid="0264ed3c" officeooo:paragraph-rsid="02686ae7" style:font-size-asian="12.25pt" style:font-size-complex="14pt"/>
    </style:style>
    <style:style style:name="P46" style:family="paragraph" style:parent-style-name="Standard" style:list-style-name="L7">
      <style:paragraph-properties fo:line-height="150%" fo:text-align="justify" style:justify-single-word="false"/>
      <style:text-properties fo:font-size="14pt" officeooo:rsid="0266eef9" officeooo:paragraph-rsid="0266eef9" style:font-size-asian="12.25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fo:font-size="14pt" officeooo:rsid="026eaf97" officeooo:paragraph-rsid="0273eb23" style:font-size-asian="12.25pt" style:font-size-complex="14pt"/>
    </style:style>
    <style:style style:name="P48" style:family="paragraph">
      <style:paragraph-properties fo:margin-left="0in" fo:margin-right="0in" fo:margin-top="0in" fo:margin-bottom="0in" fo:line-height="100%" fo:text-align="center" fo:text-indent="0in"/>
    </style:style>
    <style:style style:name="P4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96ef"/>
    </style:style>
    <style:style style:name="T2" style:family="text">
      <style:text-properties officeooo:rsid="001a3140"/>
    </style:style>
    <style:style style:name="T3" style:family="text">
      <style:text-properties officeooo:rsid="001a7b8e"/>
    </style:style>
    <style:style style:name="T4" style:family="text">
      <style:text-properties officeooo:rsid="001c83d3"/>
    </style:style>
    <style:style style:name="T5" style:family="text">
      <style:text-properties officeooo:rsid="001e7706"/>
    </style:style>
    <style:style style:name="T6" style:family="text">
      <style:text-properties officeooo:rsid="001f3dd4"/>
    </style:style>
    <style:style style:name="T7" style:family="text">
      <style:text-properties officeooo:rsid="00235522"/>
    </style:style>
    <style:style style:name="T8" style:family="text">
      <style:text-properties officeooo:rsid="0025a0a0"/>
    </style:style>
    <style:style style:name="T9" style:family="text">
      <style:text-properties officeooo:rsid="0029928d"/>
    </style:style>
    <style:style style:name="T10" style:family="text">
      <style:text-properties officeooo:rsid="002a73d5"/>
    </style:style>
    <style:style style:name="T11" style:family="text">
      <style:text-properties officeooo:rsid="002a9c38"/>
    </style:style>
    <style:style style:name="T12" style:family="text">
      <style:text-properties officeooo:rsid="002af377"/>
    </style:style>
    <style:style style:name="T13" style:family="text">
      <style:text-properties officeooo:rsid="002d5fb4"/>
    </style:style>
    <style:style style:name="T14" style:family="text">
      <style:text-properties officeooo:rsid="00313741"/>
    </style:style>
    <style:style style:name="T15" style:family="text">
      <style:text-properties officeooo:rsid="00336fd2"/>
    </style:style>
    <style:style style:name="T16" style:family="text">
      <style:text-properties officeooo:rsid="0034ff20"/>
    </style:style>
    <style:style style:name="T17" style:family="text">
      <style:text-properties officeooo:rsid="003f171f"/>
    </style:style>
    <style:style style:name="T18" style:family="text">
      <style:text-properties officeooo:rsid="003fb65f"/>
    </style:style>
    <style:style style:name="T19" style:family="text">
      <style:text-properties officeooo:rsid="0045a55b"/>
    </style:style>
    <style:style style:name="T20" style:family="text">
      <style:text-properties officeooo:rsid="00497c90"/>
    </style:style>
    <style:style style:name="T21" style:family="text">
      <style:text-properties officeooo:rsid="004ab9e7"/>
    </style:style>
    <style:style style:name="T22" style:family="text">
      <style:text-properties officeooo:rsid="004dd18d"/>
    </style:style>
    <style:style style:name="T23" style:family="text">
      <style:text-properties officeooo:rsid="004df616"/>
    </style:style>
    <style:style style:name="T24" style:family="text">
      <style:text-properties officeooo:rsid="004ea29b"/>
    </style:style>
    <style:style style:name="T25" style:family="text">
      <style:text-properties officeooo:rsid="00506a80"/>
    </style:style>
    <style:style style:name="T26" style:family="text">
      <style:text-properties officeooo:rsid="0053380e"/>
    </style:style>
    <style:style style:name="T27" style:family="text">
      <style:text-properties officeooo:rsid="0054d285"/>
    </style:style>
    <style:style style:name="T28" style:family="text">
      <style:text-properties officeooo:rsid="005f38f6"/>
    </style:style>
    <style:style style:name="T29" style:family="text">
      <style:text-properties officeooo:rsid="00626137"/>
    </style:style>
    <style:style style:name="T30" style:family="text">
      <style:text-properties officeooo:rsid="0062d2f2"/>
    </style:style>
    <style:style style:name="T31" style:family="text">
      <style:text-properties officeooo:rsid="0063442a"/>
    </style:style>
    <style:style style:name="T32" style:family="text">
      <style:text-properties officeooo:rsid="0063ed55"/>
    </style:style>
    <style:style style:name="T33" style:family="text">
      <style:text-properties officeooo:rsid="0074de00"/>
    </style:style>
    <style:style style:name="T34" style:family="text">
      <style:text-properties officeooo:rsid="007555cb"/>
    </style:style>
    <style:style style:name="T35" style:family="text">
      <style:text-properties officeooo:rsid="007642f1"/>
    </style:style>
    <style:style style:name="T36" style:family="text">
      <style:text-properties officeooo:rsid="0078ca90"/>
    </style:style>
    <style:style style:name="T37" style:family="text">
      <style:text-properties officeooo:rsid="007a3c75"/>
    </style:style>
    <style:style style:name="T38" style:family="text">
      <style:text-properties officeooo:rsid="007bbe1c"/>
    </style:style>
    <style:style style:name="T39" style:family="text">
      <style:text-properties officeooo:rsid="007d8951"/>
    </style:style>
    <style:style style:name="T40" style:family="text">
      <style:text-properties officeooo:rsid="007ef88c"/>
    </style:style>
    <style:style style:name="T41" style:family="text">
      <style:text-properties officeooo:rsid="0080f89a"/>
    </style:style>
    <style:style style:name="T42" style:family="text">
      <style:text-properties officeooo:rsid="008103b8"/>
    </style:style>
    <style:style style:name="T43" style:family="text">
      <style:text-properties officeooo:rsid="00816708"/>
    </style:style>
    <style:style style:name="T44" style:family="text">
      <style:text-properties officeooo:rsid="0082344e"/>
    </style:style>
    <style:style style:name="T45" style:family="text">
      <style:text-properties officeooo:rsid="0082f845"/>
    </style:style>
    <style:style style:name="T46" style:family="text">
      <style:text-properties officeooo:rsid="0084573e"/>
    </style:style>
    <style:style style:name="T47" style:family="text">
      <style:text-properties officeooo:rsid="0084f731"/>
    </style:style>
    <style:style style:name="T48" style:family="text">
      <style:text-properties officeooo:rsid="0086c499"/>
    </style:style>
    <style:style style:name="T49" style:family="text">
      <style:text-properties officeooo:rsid="00896b0a"/>
    </style:style>
    <style:style style:name="T50" style:family="text">
      <style:text-properties officeooo:rsid="00983be5"/>
    </style:style>
    <style:style style:name="T51" style:family="text">
      <style:text-properties officeooo:rsid="009c9ab7"/>
    </style:style>
    <style:style style:name="T52" style:family="text">
      <style:text-properties officeooo:rsid="00a02eb9"/>
    </style:style>
    <style:style style:name="T53" style:family="text">
      <style:text-properties officeooo:rsid="00a194b8"/>
    </style:style>
    <style:style style:name="T54" style:family="text">
      <style:text-properties officeooo:rsid="00a2dfbd"/>
    </style:style>
    <style:style style:name="T55" style:family="text">
      <style:text-properties officeooo:rsid="00a4bd7e"/>
    </style:style>
    <style:style style:name="T56" style:family="text">
      <style:text-properties officeooo:rsid="00a4dd80"/>
    </style:style>
    <style:style style:name="T57" style:family="text">
      <style:text-properties officeooo:rsid="00a66427"/>
    </style:style>
    <style:style style:name="T58" style:family="text">
      <style:text-properties officeooo:rsid="00a7ab61"/>
    </style:style>
    <style:style style:name="T59" style:family="text">
      <style:text-properties officeooo:rsid="00ab7f8b"/>
    </style:style>
    <style:style style:name="T60" style:family="text">
      <style:text-properties officeooo:rsid="00abf335"/>
    </style:style>
    <style:style style:name="T61" style:family="text">
      <style:text-properties officeooo:rsid="00ac1044"/>
    </style:style>
    <style:style style:name="T62" style:family="text">
      <style:text-properties officeooo:rsid="00b2d247"/>
    </style:style>
    <style:style style:name="T63" style:family="text">
      <style:text-properties officeooo:rsid="00b46eeb"/>
    </style:style>
    <style:style style:name="T64" style:family="text">
      <style:text-properties officeooo:rsid="00b4a2dd"/>
    </style:style>
    <style:style style:name="T65" style:family="text">
      <style:text-properties officeooo:rsid="00b60fe9"/>
    </style:style>
    <style:style style:name="T66" style:family="text">
      <style:text-properties officeooo:rsid="00b6841f"/>
    </style:style>
    <style:style style:name="T67" style:family="text">
      <style:text-properties officeooo:rsid="00b6d84a"/>
    </style:style>
    <style:style style:name="T68" style:family="text">
      <style:text-properties officeooo:rsid="00b864dc"/>
    </style:style>
    <style:style style:name="T69" style:family="text">
      <style:text-properties officeooo:rsid="00ba28bb"/>
    </style:style>
    <style:style style:name="T70" style:family="text">
      <style:text-properties officeooo:rsid="00bd4d07"/>
    </style:style>
    <style:style style:name="T71" style:family="text">
      <style:text-properties officeooo:rsid="00be757b"/>
    </style:style>
    <style:style style:name="T72" style:family="text">
      <style:text-properties officeooo:rsid="00c001be"/>
    </style:style>
    <style:style style:name="T73" style:family="text">
      <style:text-properties officeooo:rsid="00c25550"/>
    </style:style>
    <style:style style:name="T74" style:family="text">
      <style:text-properties officeooo:rsid="00c3898e"/>
    </style:style>
    <style:style style:name="T75" style:family="text">
      <style:text-properties officeooo:rsid="00c57d7b"/>
    </style:style>
    <style:style style:name="T76" style:family="text">
      <style:text-properties officeooo:rsid="00c5c327"/>
    </style:style>
    <style:style style:name="T77" style:family="text">
      <style:text-properties officeooo:rsid="00c79152"/>
    </style:style>
    <style:style style:name="T78" style:family="text">
      <style:text-properties officeooo:rsid="00cc6873"/>
    </style:style>
    <style:style style:name="T79" style:family="text">
      <style:text-properties officeooo:rsid="00cddf97"/>
    </style:style>
    <style:style style:name="T80" style:family="text">
      <style:text-properties officeooo:rsid="00d06cd7"/>
    </style:style>
    <style:style style:name="T81" style:family="text">
      <style:text-properties officeooo:rsid="00d3e71e"/>
    </style:style>
    <style:style style:name="T82" style:family="text">
      <style:text-properties officeooo:rsid="00d5af2f"/>
    </style:style>
    <style:style style:name="T83" style:family="text">
      <style:text-properties officeooo:rsid="00d6aed2"/>
    </style:style>
    <style:style style:name="T84" style:family="text">
      <style:text-properties officeooo:rsid="00d8e556"/>
    </style:style>
    <style:style style:name="T85" style:family="text">
      <style:text-properties officeooo:rsid="00da9b2b"/>
    </style:style>
    <style:style style:name="T86" style:family="text">
      <style:text-properties officeooo:rsid="00dee3f2"/>
    </style:style>
    <style:style style:name="T87" style:family="text">
      <style:text-properties officeooo:rsid="00e0bb2d"/>
    </style:style>
    <style:style style:name="T88" style:family="text">
      <style:text-properties officeooo:rsid="00e13c86"/>
    </style:style>
    <style:style style:name="T89" style:family="text">
      <style:text-properties officeooo:rsid="00e182d3"/>
    </style:style>
    <style:style style:name="T90" style:family="text">
      <style:text-properties officeooo:rsid="00e2a80d"/>
    </style:style>
    <style:style style:name="T91" style:family="text">
      <style:text-properties officeooo:rsid="00e410c7"/>
    </style:style>
    <style:style style:name="T92" style:family="text">
      <style:text-properties officeooo:rsid="00e675ca"/>
    </style:style>
    <style:style style:name="T93" style:family="text">
      <style:text-properties officeooo:rsid="00e96dc2"/>
    </style:style>
    <style:style style:name="T94" style:family="text">
      <style:text-properties officeooo:rsid="00ed0731"/>
    </style:style>
    <style:style style:name="T95" style:family="text">
      <style:text-properties officeooo:rsid="00ed9740"/>
    </style:style>
    <style:style style:name="T96" style:family="text">
      <style:text-properties officeooo:rsid="00efebed"/>
    </style:style>
    <style:style style:name="T97" style:family="text">
      <style:text-properties officeooo:rsid="00f09973"/>
    </style:style>
    <style:style style:name="T98" style:family="text">
      <style:text-properties officeooo:rsid="00f25e2c"/>
    </style:style>
    <style:style style:name="T99" style:family="text">
      <style:text-properties officeooo:rsid="00f2b80e"/>
    </style:style>
    <style:style style:name="T100" style:family="text">
      <style:text-properties officeooo:rsid="00f5b693"/>
    </style:style>
    <style:style style:name="T101" style:family="text">
      <style:text-properties officeooo:rsid="00f5e51b"/>
    </style:style>
    <style:style style:name="T102" style:family="text">
      <style:text-properties officeooo:rsid="00f7db70"/>
    </style:style>
    <style:style style:name="T103" style:family="text">
      <style:text-properties officeooo:rsid="00f86f29"/>
    </style:style>
    <style:style style:name="T104" style:family="text">
      <style:text-properties officeooo:rsid="00fa40a1"/>
    </style:style>
    <style:style style:name="T105" style:family="text">
      <style:text-properties officeooo:rsid="00fc2a9a"/>
    </style:style>
    <style:style style:name="T106" style:family="text">
      <style:text-properties officeooo:rsid="010007f6"/>
    </style:style>
    <style:style style:name="T107" style:family="text">
      <style:text-properties officeooo:rsid="0102b1fd"/>
    </style:style>
    <style:style style:name="T108" style:family="text">
      <style:text-properties officeooo:rsid="0104b064"/>
    </style:style>
    <style:style style:name="T109" style:family="text">
      <style:text-properties officeooo:rsid="010678e8"/>
    </style:style>
    <style:style style:name="T110" style:family="text">
      <style:text-properties officeooo:rsid="0108a8fb"/>
    </style:style>
    <style:style style:name="T111" style:family="text">
      <style:text-properties officeooo:rsid="0109396f"/>
    </style:style>
    <style:style style:name="T112" style:family="text">
      <style:text-properties officeooo:rsid="010af53e"/>
    </style:style>
    <style:style style:name="T113" style:family="text">
      <style:text-properties officeooo:rsid="010af5aa"/>
    </style:style>
    <style:style style:name="T114" style:family="text">
      <style:text-properties officeooo:rsid="010cb761"/>
    </style:style>
    <style:style style:name="T115" style:family="text">
      <style:text-properties officeooo:rsid="010d9cad"/>
    </style:style>
    <style:style style:name="T116" style:family="text">
      <style:text-properties officeooo:rsid="010ddb55"/>
    </style:style>
    <style:style style:name="T117" style:family="text">
      <style:text-properties officeooo:rsid="010f1154"/>
    </style:style>
    <style:style style:name="T118" style:family="text">
      <style:text-properties officeooo:rsid="01113f00"/>
    </style:style>
    <style:style style:name="T119" style:family="text">
      <style:text-properties officeooo:rsid="01116035"/>
    </style:style>
    <style:style style:name="T120" style:family="text">
      <style:text-properties officeooo:rsid="0111ae3e"/>
    </style:style>
    <style:style style:name="T121" style:family="text">
      <style:text-properties officeooo:rsid="01191101"/>
    </style:style>
    <style:style style:name="T122" style:family="text">
      <style:text-properties officeooo:rsid="011a739b"/>
    </style:style>
    <style:style style:name="T123" style:family="text">
      <style:text-properties officeooo:rsid="011b1511"/>
    </style:style>
    <style:style style:name="T124" style:family="text">
      <style:text-properties officeooo:rsid="011c3e12"/>
    </style:style>
    <style:style style:name="T125" style:family="text">
      <style:text-properties officeooo:rsid="011f76d2"/>
    </style:style>
    <style:style style:name="T126" style:family="text">
      <style:text-properties officeooo:rsid="0122f89a"/>
    </style:style>
    <style:style style:name="T127" style:family="text">
      <style:text-properties officeooo:rsid="01248ca3"/>
    </style:style>
    <style:style style:name="T128" style:family="text">
      <style:text-properties officeooo:rsid="012675c7"/>
    </style:style>
    <style:style style:name="T129" style:family="text">
      <style:text-properties officeooo:rsid="01291d1f"/>
    </style:style>
    <style:style style:name="T130" style:family="text">
      <style:text-properties officeooo:rsid="012a0a12"/>
    </style:style>
    <style:style style:name="T131" style:family="text">
      <style:text-properties officeooo:rsid="012c69ab"/>
    </style:style>
    <style:style style:name="T132" style:family="text">
      <style:text-properties officeooo:rsid="012efbf1"/>
    </style:style>
    <style:style style:name="T133" style:family="text">
      <style:text-properties officeooo:rsid="012fcf29"/>
    </style:style>
    <style:style style:name="T134" style:family="text">
      <style:text-properties officeooo:rsid="013167b9"/>
    </style:style>
    <style:style style:name="T135" style:family="text">
      <style:text-properties officeooo:rsid="0133382d"/>
    </style:style>
    <style:style style:name="T136" style:family="text">
      <style:text-properties officeooo:rsid="01346581"/>
    </style:style>
    <style:style style:name="T137" style:family="text">
      <style:text-properties officeooo:rsid="013e30f0"/>
    </style:style>
    <style:style style:name="T138" style:family="text">
      <style:text-properties officeooo:rsid="013e85c1"/>
    </style:style>
    <style:style style:name="T139" style:family="text">
      <style:text-properties officeooo:rsid="013f299d"/>
    </style:style>
    <style:style style:name="T140" style:family="text">
      <style:text-properties officeooo:rsid="013f88b3"/>
    </style:style>
    <style:style style:name="T141" style:family="text">
      <style:text-properties officeooo:rsid="0142d91c"/>
    </style:style>
    <style:style style:name="T142" style:family="text">
      <style:text-properties officeooo:rsid="01446068"/>
    </style:style>
    <style:style style:name="T143" style:family="text">
      <style:text-properties officeooo:rsid="01448695"/>
    </style:style>
    <style:style style:name="T144" style:family="text">
      <style:text-properties officeooo:rsid="014660b1"/>
    </style:style>
    <style:style style:name="T145" style:family="text">
      <style:text-properties officeooo:rsid="0147eb6a"/>
    </style:style>
    <style:style style:name="T146" style:family="text">
      <style:text-properties officeooo:rsid="0149a327"/>
    </style:style>
    <style:style style:name="T147" style:family="text">
      <style:text-properties officeooo:rsid="014b4c43"/>
    </style:style>
    <style:style style:name="T148" style:family="text">
      <style:text-properties officeooo:rsid="01516acb"/>
    </style:style>
    <style:style style:name="T149" style:family="text">
      <style:text-properties officeooo:rsid="015a2c50"/>
    </style:style>
    <style:style style:name="T150" style:family="text">
      <style:text-properties officeooo:rsid="015ad897"/>
    </style:style>
    <style:style style:name="T151" style:family="text">
      <style:text-properties officeooo:rsid="015cc054"/>
    </style:style>
    <style:style style:name="T152" style:family="text">
      <style:text-properties officeooo:rsid="016086c2"/>
    </style:style>
    <style:style style:name="T153" style:family="text">
      <style:text-properties officeooo:rsid="0163cb42"/>
    </style:style>
    <style:style style:name="T154" style:family="text">
      <style:text-properties officeooo:rsid="01652966"/>
    </style:style>
    <style:style style:name="T155" style:family="text">
      <style:text-properties officeooo:rsid="0166fbf2"/>
    </style:style>
    <style:style style:name="T156" style:family="text">
      <style:text-properties officeooo:rsid="01689857"/>
    </style:style>
    <style:style style:name="T157" style:family="text">
      <style:text-properties officeooo:rsid="016acb28"/>
    </style:style>
    <style:style style:name="T158" style:family="text">
      <style:text-properties officeooo:rsid="016e8b1a"/>
    </style:style>
    <style:style style:name="T159" style:family="text">
      <style:text-properties officeooo:rsid="016f1f32"/>
    </style:style>
    <style:style style:name="T160" style:family="text">
      <style:text-properties officeooo:rsid="016fc05b"/>
    </style:style>
    <style:style style:name="T161" style:family="text">
      <style:text-properties officeooo:rsid="01747681"/>
    </style:style>
    <style:style style:name="T162" style:family="text">
      <style:text-properties officeooo:rsid="01755c1b"/>
    </style:style>
    <style:style style:name="T163" style:family="text">
      <style:text-properties officeooo:rsid="0176efae"/>
    </style:style>
    <style:style style:name="T164" style:family="text">
      <style:text-properties officeooo:rsid="0178bf05"/>
    </style:style>
    <style:style style:name="T165" style:family="text">
      <style:text-properties officeooo:rsid="01792ed6"/>
    </style:style>
    <style:style style:name="T166" style:family="text">
      <style:text-properties officeooo:rsid="017b1610"/>
    </style:style>
    <style:style style:name="T167" style:family="text">
      <style:text-properties officeooo:rsid="017b3abb"/>
    </style:style>
    <style:style style:name="T168" style:family="text">
      <style:text-properties officeooo:rsid="017c55e5"/>
    </style:style>
    <style:style style:name="T169" style:family="text">
      <style:text-properties officeooo:rsid="018015e8"/>
    </style:style>
    <style:style style:name="T170" style:family="text">
      <style:text-properties officeooo:rsid="01815826"/>
    </style:style>
    <style:style style:name="T171" style:family="text">
      <style:text-properties officeooo:rsid="01836c63"/>
    </style:style>
    <style:style style:name="T172" style:family="text">
      <style:text-properties officeooo:rsid="0188309e"/>
    </style:style>
    <style:style style:name="T173" style:family="text">
      <style:text-properties officeooo:rsid="01892c9c"/>
    </style:style>
    <style:style style:name="T174" style:family="text">
      <style:text-properties officeooo:rsid="018ae091"/>
    </style:style>
    <style:style style:name="T175" style:family="text">
      <style:text-properties officeooo:rsid="018ef2f4"/>
    </style:style>
    <style:style style:name="T176" style:family="text">
      <style:text-properties officeooo:rsid="018f2e0f"/>
    </style:style>
    <style:style style:name="T177" style:family="text">
      <style:text-properties officeooo:rsid="018fe7fd"/>
    </style:style>
    <style:style style:name="T178" style:family="text">
      <style:text-properties officeooo:rsid="0191c39f"/>
    </style:style>
    <style:style style:name="T179" style:family="text">
      <style:text-properties officeooo:rsid="0192c110"/>
    </style:style>
    <style:style style:name="T180" style:family="text">
      <style:text-properties officeooo:rsid="0192d3f4"/>
    </style:style>
    <style:style style:name="T181" style:family="text">
      <style:text-properties officeooo:rsid="0192e782"/>
    </style:style>
    <style:style style:name="T182" style:family="text">
      <style:text-properties officeooo:rsid="01931668"/>
    </style:style>
    <style:style style:name="T183" style:family="text">
      <style:text-properties officeooo:rsid="01946282"/>
    </style:style>
    <style:style style:name="T184" style:family="text">
      <style:text-properties officeooo:rsid="0194f1e2"/>
    </style:style>
    <style:style style:name="T185" style:family="text">
      <style:text-properties officeooo:rsid="01958215"/>
    </style:style>
    <style:style style:name="T186" style:family="text">
      <style:text-properties officeooo:rsid="0195a9b3"/>
    </style:style>
    <style:style style:name="T187" style:family="text">
      <style:text-properties officeooo:rsid="0195b173"/>
    </style:style>
    <style:style style:name="T188" style:family="text">
      <style:text-properties officeooo:rsid="0195c35a"/>
    </style:style>
    <style:style style:name="T189" style:family="text">
      <style:text-properties officeooo:rsid="01970359"/>
    </style:style>
    <style:style style:name="T190" style:family="text">
      <style:text-properties officeooo:rsid="0199001e"/>
    </style:style>
    <style:style style:name="T191" style:family="text">
      <style:text-properties officeooo:rsid="019c8b77"/>
    </style:style>
    <style:style style:name="T192" style:family="text">
      <style:text-properties officeooo:rsid="019d09d0"/>
    </style:style>
    <style:style style:name="T193" style:family="text">
      <style:text-properties officeooo:rsid="01a1cf62"/>
    </style:style>
    <style:style style:name="T194" style:family="text">
      <style:text-properties officeooo:rsid="01a3db66"/>
    </style:style>
    <style:style style:name="T195" style:family="text">
      <style:text-properties officeooo:rsid="01a3e76a"/>
    </style:style>
    <style:style style:name="T196" style:family="text">
      <style:text-properties officeooo:rsid="01a5d84a"/>
    </style:style>
    <style:style style:name="T197" style:family="text">
      <style:text-properties officeooo:rsid="01a7545a"/>
    </style:style>
    <style:style style:name="T198" style:family="text">
      <style:text-properties officeooo:rsid="01a93f83"/>
    </style:style>
    <style:style style:name="T199" style:family="text">
      <style:text-properties officeooo:rsid="01aabc09"/>
    </style:style>
    <style:style style:name="T200" style:family="text">
      <style:text-properties officeooo:rsid="01acd026"/>
    </style:style>
    <style:style style:name="T201" style:family="text">
      <style:text-properties officeooo:rsid="01ae923f"/>
    </style:style>
    <style:style style:name="T202" style:family="text">
      <style:text-properties officeooo:rsid="01afdf1d"/>
    </style:style>
    <style:style style:name="T203" style:family="text">
      <style:text-properties officeooo:rsid="01b1d88d"/>
    </style:style>
    <style:style style:name="T204" style:family="text">
      <style:text-properties officeooo:rsid="01b35b34"/>
    </style:style>
    <style:style style:name="T205" style:family="text">
      <style:text-properties officeooo:rsid="01b461a0"/>
    </style:style>
    <style:style style:name="T206" style:family="text">
      <style:text-properties officeooo:rsid="01b5c4a0"/>
    </style:style>
    <style:style style:name="T207" style:family="text">
      <style:text-properties officeooo:rsid="01b8b1b9"/>
    </style:style>
    <style:style style:name="T208" style:family="text">
      <style:text-properties officeooo:rsid="01bcf63a"/>
    </style:style>
    <style:style style:name="T209" style:family="text">
      <style:text-properties officeooo:rsid="01be7cef"/>
    </style:style>
    <style:style style:name="T210" style:family="text">
      <style:text-properties officeooo:rsid="01c1051c"/>
    </style:style>
    <style:style style:name="T211" style:family="text">
      <style:text-properties officeooo:rsid="01c1d37f"/>
    </style:style>
    <style:style style:name="T212" style:family="text">
      <style:text-properties officeooo:rsid="01c2b67f"/>
    </style:style>
    <style:style style:name="T213" style:family="text">
      <style:text-properties officeooo:rsid="01c3ae8e"/>
    </style:style>
    <style:style style:name="T214" style:family="text">
      <style:text-properties officeooo:rsid="01c435e7"/>
    </style:style>
    <style:style style:name="T215" style:family="text">
      <style:text-properties officeooo:rsid="01cb8ee5"/>
    </style:style>
    <style:style style:name="T216" style:family="text">
      <style:text-properties officeooo:rsid="01cf5b43"/>
    </style:style>
    <style:style style:name="T217" style:family="text">
      <style:text-properties officeooo:rsid="01d10e4a"/>
    </style:style>
    <style:style style:name="T218" style:family="text">
      <style:text-properties officeooo:rsid="01d2b32d"/>
    </style:style>
    <style:style style:name="T219" style:family="text">
      <style:text-properties officeooo:rsid="01d60fd8"/>
    </style:style>
    <style:style style:name="T220" style:family="text">
      <style:text-properties officeooo:rsid="01ddc65e"/>
    </style:style>
    <style:style style:name="T221" style:family="text">
      <style:text-properties officeooo:rsid="01e07214"/>
    </style:style>
    <style:style style:name="T222" style:family="text">
      <style:text-properties officeooo:rsid="01e6b290"/>
    </style:style>
    <style:style style:name="T223" style:family="text">
      <style:text-properties officeooo:rsid="01e84e39"/>
    </style:style>
    <style:style style:name="T224" style:family="text">
      <style:text-properties officeooo:rsid="01eb412f"/>
    </style:style>
    <style:style style:name="T225" style:family="text">
      <style:text-properties officeooo:rsid="01ecf70c"/>
    </style:style>
    <style:style style:name="T226" style:family="text">
      <style:text-properties officeooo:rsid="01f49ca4"/>
    </style:style>
    <style:style style:name="T227" style:family="text">
      <style:text-properties officeooo:rsid="01fcd44b"/>
    </style:style>
    <style:style style:name="T228" style:family="text">
      <style:text-properties officeooo:rsid="01ffcde6"/>
    </style:style>
    <style:style style:name="T229" style:family="text">
      <style:text-properties officeooo:rsid="020329f3"/>
    </style:style>
    <style:style style:name="T230" style:family="text">
      <style:text-properties officeooo:rsid="0204d8b9"/>
    </style:style>
    <style:style style:name="T231" style:family="text">
      <style:text-properties officeooo:rsid="02095641"/>
    </style:style>
    <style:style style:name="T232" style:family="text">
      <style:text-properties officeooo:rsid="020ad768"/>
    </style:style>
    <style:style style:name="T233" style:family="text">
      <style:text-properties officeooo:rsid="020c64ca"/>
    </style:style>
    <style:style style:name="T234" style:family="text">
      <style:text-properties officeooo:rsid="02105cc0"/>
    </style:style>
    <style:style style:name="T235" style:family="text">
      <style:text-properties officeooo:rsid="02131b45"/>
    </style:style>
    <style:style style:name="T236" style:family="text">
      <style:text-properties officeooo:rsid="0214edd2"/>
    </style:style>
    <style:style style:name="T237" style:family="text">
      <style:text-properties officeooo:rsid="02187c02"/>
    </style:style>
    <style:style style:name="T238" style:family="text">
      <style:text-properties officeooo:rsid="021b4e99"/>
    </style:style>
    <style:style style:name="T239" style:family="text">
      <style:text-properties officeooo:rsid="0224de8a"/>
    </style:style>
    <style:style style:name="T240" style:family="text">
      <style:text-properties officeooo:rsid="0225392d"/>
    </style:style>
    <style:style style:name="T241" style:family="text">
      <style:text-properties officeooo:rsid="0227533d"/>
    </style:style>
    <style:style style:name="T242" style:family="text">
      <style:text-properties officeooo:rsid="022a3b03"/>
    </style:style>
    <style:style style:name="T243" style:family="text">
      <style:text-properties officeooo:rsid="022be0e7"/>
    </style:style>
    <style:style style:name="T244" style:family="text">
      <style:text-properties officeooo:rsid="022ca30e"/>
    </style:style>
    <style:style style:name="T245" style:family="text">
      <style:text-properties officeooo:rsid="0230f36e"/>
    </style:style>
    <style:style style:name="T246" style:family="text">
      <style:text-properties officeooo:rsid="0230f7ef"/>
    </style:style>
    <style:style style:name="T247" style:family="text">
      <style:text-properties officeooo:rsid="02357cc0"/>
    </style:style>
    <style:style style:name="T248" style:family="text">
      <style:text-properties officeooo:rsid="0235f2d2"/>
    </style:style>
    <style:style style:name="T249" style:family="text">
      <style:text-properties officeooo:rsid="0236c776"/>
    </style:style>
    <style:style style:name="T250" style:family="text">
      <style:text-properties officeooo:rsid="02376ddd"/>
    </style:style>
    <style:style style:name="T251" style:family="text">
      <style:text-properties officeooo:rsid="023a7ece"/>
    </style:style>
    <style:style style:name="T252" style:family="text">
      <style:text-properties officeooo:rsid="023bdfd1"/>
    </style:style>
    <style:style style:name="T253" style:family="text">
      <style:text-properties officeooo:rsid="023e0132"/>
    </style:style>
    <style:style style:name="T254" style:family="text">
      <style:text-properties officeooo:rsid="023e5265"/>
    </style:style>
    <style:style style:name="T255" style:family="text">
      <style:text-properties officeooo:rsid="02425743"/>
    </style:style>
    <style:style style:name="T256" style:family="text">
      <style:text-properties officeooo:rsid="0243bb1f"/>
    </style:style>
    <style:style style:name="T257" style:family="text">
      <style:text-properties officeooo:rsid="024daf2f"/>
    </style:style>
    <style:style style:name="T258" style:family="text">
      <style:text-properties officeooo:rsid="0253a24a"/>
    </style:style>
    <style:style style:name="T259" style:family="text">
      <style:text-properties officeooo:rsid="02594bb3"/>
    </style:style>
    <style:style style:name="T260" style:family="text">
      <style:text-properties officeooo:rsid="025d55ca"/>
    </style:style>
    <style:style style:name="T261" style:family="text">
      <style:text-properties officeooo:rsid="025fb48d"/>
    </style:style>
    <style:style style:name="T262" style:family="text">
      <style:text-properties officeooo:rsid="02608f6e"/>
    </style:style>
    <style:style style:name="T263" style:family="text">
      <style:text-properties officeooo:rsid="0260e1e1"/>
    </style:style>
    <style:style style:name="T264" style:family="text">
      <style:text-properties officeooo:rsid="02625d6f"/>
    </style:style>
    <style:style style:name="T265" style:family="text">
      <style:text-properties officeooo:rsid="0264e518"/>
    </style:style>
    <style:style style:name="T266" style:family="text">
      <style:text-properties officeooo:rsid="0264ed3c"/>
    </style:style>
    <style:style style:name="T267" style:family="text">
      <style:text-properties officeooo:rsid="0266eef9"/>
    </style:style>
    <style:style style:name="T268" style:family="text">
      <style:text-properties officeooo:rsid="02686ae7"/>
    </style:style>
    <style:style style:name="T269" style:family="text">
      <style:text-properties officeooo:rsid="026a278d"/>
    </style:style>
    <style:style style:name="T270" style:family="text">
      <style:text-properties officeooo:rsid="026cc096"/>
    </style:style>
    <style:style style:name="T271" style:family="text">
      <style:text-properties officeooo:rsid="026eaf97"/>
    </style:style>
    <style:style style:name="T272" style:family="text">
      <style:text-properties officeooo:rsid="026f94b5"/>
    </style:style>
    <style:style style:name="T273" style:family="text">
      <style:text-properties officeooo:rsid="02701c19"/>
    </style:style>
    <style:style style:name="T274" style:family="text">
      <style:text-properties officeooo:rsid="0271f707"/>
    </style:style>
    <style:style style:name="T275" style:family="text">
      <style:text-properties officeooo:rsid="0273eb23"/>
    </style:style>
    <style:style style:name="T276" style:family="text">
      <style:text-properties officeooo:rsid="0275b810"/>
    </style:style>
    <style:style style:name="T277" style:family="text">
      <style:text-properties officeooo:rsid="027636c2"/>
    </style:style>
    <style:style style:name="T278" style:family="text">
      <style:text-properties officeooo:rsid="02798895"/>
    </style:style>
    <style:style style:name="T279" style:family="text">
      <style:text-properties officeooo:rsid="027b4a4a"/>
    </style:style>
    <style:style style:name="T280" style:family="text">
      <style:text-properties officeooo:rsid="027ba726"/>
    </style:style>
    <style:style style:name="T281" style:family="text">
      <style:text-properties officeooo:rsid="027c1db4"/>
    </style:style>
    <style:style style:name="T282" style:family="text">
      <style:text-properties officeooo:rsid="027c541b"/>
    </style:style>
    <style:style style:name="T283" style:family="text">
      <style:text-properties officeooo:rsid="027d8905"/>
    </style:style>
    <style:style style:name="T28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back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14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draw:stroke-dash="Dash_20_15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draw:stroke-dash="Dash_20_16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draw:stroke-dash="Dash_20_17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6" style:family="graphic">
      <style:graphic-properties draw:stroke="solid" draw:stroke-dash="Dash_20_18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" style:family="graphic">
      <style:graphic-properties draw:stroke="solid" draw:stroke-dash="Dash_20_19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draw:stroke-dash="Dash_20_20" svg:stroke-width="0in" svg:stroke-color="#000000" draw:marker-start="" draw:marker-start-width="0.0783in" draw:marker-start-center="false" draw:marker-end="" draw:marker-end-width="0.0783in" draw:marker-end-center="false" draw:fill="none" draw:fill-color="#729fcf" draw:fill-image-width="0in" draw:fill-image-height="0in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" style:family="graphic">
      <style:graphic-properties draw:stroke="solid" draw:stroke-dash="Dash_20_21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fill-image-width="0in" draw:fill-image-height="0in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_20_22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fill-image-width="0in" draw:fill-image-height="0in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draw:stroke-dash="Dash_20_23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fill-image-width="0in" draw:fill-image-height="0in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draw:stroke-dash="Dash_20_24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fill-image-width="0in" draw:fill-image-height="0in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draw:stroke-dash="Dash_20_25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fill-image-width="0in" draw:fill-image-height="0in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draw:stroke-dash="Dash_20_26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fill-image-width="0in" draw:fill-image-height="0in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ВСТУП</text:p>
      <text:p text:style-name="P1"><text:span text:style-name="T1"><text:tab/></text:span><text:span text:style-name="T2">Із розвитком </text:span><text:span text:style-name="T3">та здешевленням </text:span><text:span text:style-name="T2">обчислювальної техніки, </text:span><text:span text:style-name="T3">сучасне суспільство все більше </text:span><text:span text:style-name="T4">і більше залежить від неї — </text:span><text:span text:style-name="T16">зараз практично не залишилося </text:span><text:span text:style-name="T28">так</text:span><text:span text:style-name="T29">их</text:span><text:span text:style-name="T28"> </text:span><text:span text:style-name="T29">сфер </text:span><text:span text:style-name="T28">діяльності </text:span><text:span text:style-name="T29">суспільства</text:span><text:span text:style-name="T5">, де б не використовувал</text:span><text:span text:style-name="T30">и</text:span><text:span text:style-name="T5">ся комп'ютерн</text:span><text:span text:style-name="T6">і технології</text:span><text:span text:style-name="T5">.</text:span></text:p>
      <text:p text:style-name="P1"><text:span text:style-name="T5"><text:tab/></text:span><text:span text:style-name="T7">Подібна залежність вимагає </text:span><text:span text:style-name="T8">зростання обчислювальних потужностей </text:span><text:span text:style-name="T15">для опрацювання величезних об'ємів даних</text:span><text:span text:style-name="T8">, </text:span><text:span text:style-name="T31">зростання</text:span><text:span text:style-name="T9"> об'єм</text:span><text:span text:style-name="T32">у</text:span><text:span text:style-name="T9"> інформації потребує </text:span><text:span text:style-name="T13">все більшого</text:span><text:span text:style-name="T10"> </text:span><text:span text:style-name="T11">об</text:span><text:span text:style-name="T12">'єму накопичувачів для її збереження, </text:span><text:span text:style-name="T14">підвищуються вимоги до </text:span><text:span text:style-name="T20">надійності зберігання даних та їх доступності.</text:span></text:p>
      <text:p text:style-name="P1"><text:span text:style-name="T14"><text:tab/></text:span><text:span text:style-name="T17">Забезпечення надійності роботи систем обробки та зберігання інформації </text:span><text:span text:style-name="T18">вимагає значних фінансових вкладень</text:span><text:span text:style-name="T19">: </text:span><text:span text:style-name="T21">підтримання необхідних фізичних умов (температура, вологість) </text:span><text:span text:style-name="T22">для апаратного забезпечення, </text:span><text:span text:style-name="T23">надання безперебійного електропостачання, </text:span><text:span text:style-name="T27">розробка і </text:span><text:span text:style-name="T24">підтрим</text:span><text:span text:style-name="T25">ка </text:span><text:span text:style-name="T26">функціонування</text:span><text:span text:style-name="T25"> програмного забезпечення.</text:span></text:p>
      <text:p text:style-name="P2"><text:span text:style-name="T25"><text:tab/></text:span><text:span text:style-name="T33">Цікавою особливістю </text:span><text:span text:style-name="T34">нинішнього етапу розвитку ринку інформаційних технологій характеризується таким явищем, як “аутсорсінг” (англ. “outsourcing”) —</text:span><text:span text:style-name="T35"> передач</text:span><text:span text:style-name="T37">а</text:span><text:span text:style-name="T35"> </text:span><text:span text:style-name="T36">організацією </text:span><text:span text:style-name="T38">частини завдань стороннім виконавцям. Це дозволяє </text:span><text:span text:style-name="T39">суттєво </text:span><text:span text:style-name="T38">заощадити на утриманні штатних робітників.</text:span></text:p>
      <text:p text:style-name="P1"><text:span text:style-name="T38"><text:tab/></text:span><text:span text:style-name="T40">Термін “аутсорсінг” можна застосувати не лише </text:span><text:span text:style-name="T41">д</text:span><text:span text:style-name="T42">о </text:span><text:span text:style-name="T43">працівників, але і </text:span><text:span text:style-name="T44">до </text:span><text:span text:style-name="T45">систем обробки даних: </text:span><text:span text:style-name="T46">замість утримання власного центру обробки даних або потужних електронно-обчислювальних машин, </text:span><text:span text:style-name="T47">їх можна орендувати </text:span><text:span text:style-name="T48">на необхідний термін. </text:span><text:span text:style-name="T49">Окрім того, подібна оренда може включати в себе не лише можливість використання апаратного забезпечення інформаційної системи, а й спеціалізованого програмного забезпечення.</text:span></text:p>
      <text:p text:style-name="P1"><text:span text:style-name="T50"><text:tab/>Наявність попиту на обчислювальні ресурси </text:span><text:span text:style-name="T56">значних потужностей</text:span><text:span text:style-name="T50"> стала поштовхом до розвитку “хмарних” </text:span><text:span text:style-name="T60">(англ. “</text:span><text:span text:style-name="T61">c</text:span><text:span text:style-name="T60">loud”)</text:span><text:span text:style-name="T50"> обчислень —</text:span><text:span text:style-name="T51"> </text:span><text:span text:style-name="T52">надання у використання ресурсів обчислювальної системи </text:span><text:span text:style-name="T53">без необхідності користувача </text:span><text:span text:style-name="T55">створювати та </text:span><text:span text:style-name="T54">підтримувати її інфраструктуру </text:span><text:span text:style-name="T57">і навіть розуміти процеси, які відбуваються </text:span><text:span text:style-name="T58">всередині “хмари”.</text:span></text:p>
      <text:p text:style-name="P1"><text:soft-page-break/><text:span text:style-name="T58"><text:tab/></text:span><text:span text:style-name="T59">Загалом, </text:span><text:span text:style-name="T62">під </text:span><text:span text:style-name="T59">“хмар</text:span><text:span text:style-name="T63">ою</text:span><text:span text:style-name="T59">” </text:span><text:span text:style-name="T64">роз</text:span><text:span text:style-name="T65">уміють обчислювальну систему, </text:span><text:span text:style-name="T68">структура та </text:span><text:span text:style-name="T66">принцип </text:span><text:span text:style-name="T67">роботи </text:span><text:span text:style-name="T69">якої неважливі для користувача.</text:span></text:p>
      <text:p text:style-name="P1"><text:span text:style-name="T69"><text:tab/>“</text:span><text:span text:style-name="T70">Хмарні” системи можна поділити </text:span><text:span text:style-name="T71">за призначенням</text:span><text:span text:style-name="T70"> на дві основні групи:</text:span></text:p>
      <text:list xml:id="list8834968591520386019" text:style-name="L1">
        <text:list-item>
          <text:p text:style-name="P23"><text:span text:style-name="T74">системи для </text:span><text:span text:style-name="T72">високопродуктивн</text:span><text:span text:style-name="T75">их </text:span><text:span text:style-name="T72">обчислен</text:span><text:span text:style-name="T76">ь</text:span><text:span text:style-name="T72"> (англ. High-Performance Computing, HPC)</text:span></text:p>
        </text:list-item>
        <text:list-item>
          <text:p text:style-name="P24"><text:span text:style-name="T73">системи </text:span><text:span text:style-name="T77">для зберігання та обміну даними (англ. Content Distribution/Delivery Network, CDN).</text:span></text:p>
        </text:list-item>
      </text:list>
      <text:p text:style-name="P4"><text:span text:style-name="T79"><text:tab/>Перша група орієнтована на швидке опрацювання великих об'ємів даних </text:span><text:span text:style-name="T80">(</text:span><text:span text:style-name="T81">наприклад, аналіз даних для прогнозування погоди</text:span><text:span text:style-name="T80">)</text:span><text:span text:style-name="T79">,</text:span><text:span text:style-name="T82"> витримування великого навантаження (</text:span><text:span text:style-name="T84">наприклад, веб-сайти із </text:span><text:span text:style-name="T85">великою відвідуваністю</text:span><text:span text:style-name="T83">) </text:span><text:span text:style-name="T86">тощо</text:span><text:span text:style-name="T83">.</text:span></text:p>
      <text:p text:style-name="P3"><text:span text:style-name="T78"><text:tab/></text:span><text:span text:style-name="T87">Друга група (системи для зберігання та обміну даними) </text:span><text:span text:style-name="T88">орієнтована не </text:span><text:span text:style-name="T89">стільки</text:span><text:span text:style-name="T88"> на опрацювання даних, </text:span><text:span text:style-name="T90">як на забезпечення </text:span><text:span text:style-name="T91">надійності їх збереження, доступності в будь-який момент часу </text:span><text:span text:style-name="T94">та швидкість доступу до них</text:span><text:span text:style-name="T92">.</text:span></text:p>
      <text:p text:style-name="P3"><text:span text:style-name="T93"><text:tab/></text:span><text:span text:style-name="T95">Основн</text:span><text:span text:style-name="T96">ими</text:span><text:span text:style-name="T95"> вимог</text:span><text:span text:style-name="T97">ами</text:span><text:span text:style-name="T95"> до “хмари” є </text:span><text:span text:style-name="T98">розподіл навантаження</text:span><text:span text:style-name="T99"> </text:span><text:span text:style-name="T100">(паралельні обчислення) </text:span><text:span text:style-name="T101">та</text:span><text:span text:style-name="T95"> можливість масштабування.</text:span></text:p>
      <text:p text:style-name="P3"><text:span text:style-name="T95"><text:tab/></text:span><text:span text:style-name="T102">Масштабування може бути вертикальним (</text:span><text:span text:style-name="T104">наприклад, </text:span><text:span text:style-name="T103">заміна процесору на більш швидкий) </text:span><text:span text:style-name="T105">або горизонтальним </text:span><text:span text:style-name="T106">(нарощування швидкодії системи за рахунок додавання нових вузлів у неї).</text:span></text:p>
      <text:p text:style-name="P3"><text:span text:style-name="T106"><text:tab/>“</text:span><text:span text:style-name="T107">Хмара” має </text:span><text:span text:style-name="T110">відносно </text:span><text:span text:style-name="T107">легко масштабуватися горизонтально, </text:span><text:span text:style-name="T108">так </text:span><text:span text:style-name="T109">як </text:span><text:span text:style-name="T111">зростання, </text:span><text:span text:style-name="T112">наприклад, тактової частоти процесорів зараз </text:span><text:span text:style-name="T113">помітно</text:span><text:span text:style-name="T112"> </text:span><text:span text:style-name="T114">при</text:span><text:span text:style-name="T112">зупинилося, </text:span><text:span text:style-name="T115">тож розраховувати на </text:span><text:span text:style-name="T116">підвищення продуктивності системи за рахунок </text:span><text:span text:style-name="T117">використання </text:span><text:span text:style-name="T118">найновішого апаратного забезпечення при зростанні навантаження не варто. </text:span><text:span text:style-name="T121">Окрім того, </text:span><text:span text:style-name="T122">часто горизонтальне масштабування дозволяє </text:span><text:span text:style-name="T123">підвищити потужність обчислювальної системи </text:span><text:span text:style-name="T124">набагато </text:span><text:span text:style-name="T123">дешевше, ніж вертикальне. </text:span><text:span text:style-name="T125">Подібна практика знайшла застосування у такій великій інформаційній компанії як Google.</text:span></text:p>
      <text:p text:style-name="P3"><text:span text:style-name="T118"><text:tab/></text:span><text:span text:style-name="T119">Горизонтальне масштабування виконується за рахунок спеціально спр</text:span><text:span text:style-name="T120">о</text:span><text:span text:style-name="T119">ектованого програмного забезпечення. </text:span><text:span text:style-name="T126">Тож при розробці потужної системи варто </text:span><text:span text:style-name="T127">акцентувати увагу саме на ньому.</text:span></text:p>
      <text:p text:style-name="P22">1 ЗАВДАННЯ РОБОТИ ТА ЇХ РІШЕННЯ</text:p>
      <text:p text:style-name="P5"><text:span text:style-name="T128"><text:tab/></text:span><text:span text:style-name="T140">Завдання </text:span><text:span text:style-name="T142">та рекомендації до </text:span><text:span text:style-name="T140">роботи:</text:span></text:p>
      <text:list xml:id="list3851713619838601355" text:style-name="L2">
        <text:list-item>
          <text:p text:style-name="P25"><text:span text:style-name="T141">н</text:span><text:span text:style-name="T129">еобхідно розробити програмне забезпечення для розподіленої комп'ютерної системи зберігання даних</text:span></text:p>
        </text:list-item>
        <text:list-item>
          <text:p text:style-name="P26"><text:span text:style-name="T141">р</text:span><text:span text:style-name="T130">еалізувати можливість легкого горизонтального масштабування системи </text:span><text:span text:style-name="T131">шляхом запуску програмного забезпечення на кожному новому вузлі із мінімальною зміною його налаштувань</text:span></text:p>
        </text:list-item>
        <text:list-item>
          <text:p text:style-name="P27"><text:span text:style-name="T141">к</text:span><text:span text:style-name="T132">ожен вузол системи має </text:span><text:span text:style-name="T135">паралельно </text:span><text:span text:style-name="T133">обслуговувати </text:span><text:span text:style-name="T134">одразу декілька з'єднан</text:span><text:span text:style-name="T136">ь</text:span></text:p>
        </text:list-item>
        <text:list-item>
          <text:p text:style-name="P27"><text:span text:style-name="T141">б</text:span><text:span text:style-name="T137">ажане використання </text:span><text:span text:style-name="T138">стабільних та недорогих або безкоштовних</text:span><text:span text:style-name="T137"> технологій при розробці </text:span><text:span text:style-name="T139">програмного забезпечення</text:span></text:p>
        </text:list-item>
      </text:list>
      <text:p text:style-name="P6"><text:span text:style-name="T141"><text:tab/>Відповідно до завдань </text:span><text:span text:style-name="T143">роботи, </text:span><text:span text:style-name="T144">для розробки програмного забепечення </text:span><text:span text:style-name="T143">використовуються </text:span><text:span text:style-name="T145">наступні </text:span><text:span text:style-name="T149">базові</text:span><text:span text:style-name="T145"> програмні компоненти </text:span><text:span text:style-name="T148">та технології</text:span><text:span text:style-name="T145">:</text:span></text:p>
      <text:list xml:id="list1992113826636689150" text:style-name="L3">
        <text:list-item>
          <text:p text:style-name="P28"><text:span text:style-name="T146">операційна система Linux (Debian </text:span><text:span text:style-name="T147">Wheezy</text:span><text:span text:style-name="T146">)</text:span></text:p>
        </text:list-item>
        <text:list-item>
          <text:p text:style-name="P31">мова програмування C</text:p>
        </text:list-item>
        <text:list-item>
          <text:p text:style-name="P32">бібліотека Pthreads</text:p>
        </text:list-item>
        <text:list-item>
          <text:p text:style-name="P33">бібліотека Mhash</text:p>
        </text:list-item>
      </text:list>
      <text:p text:style-name="P7"><text:span text:style-name="T139"><text:tab/></text:span><text:span text:style-name="T150">Перевагою обраних технологій є їх відкритість </text:span><text:span text:style-name="T151">їх вихідного коду</text:span><text:span text:style-name="T150"> та безкоштовність.</text:span></text:p>
      <text:p text:style-name="P7"><text:span text:style-name="T152"><text:tab/></text:span><text:span text:style-name="T153">Серед операційних систем для розробки </text:span><text:span text:style-name="T154">програмного забезпечення були розглян</text:span><text:span text:style-name="T155">уті </text:span><text:span text:style-name="T156">системи сімейств </text:span><text:span text:style-name="T160">Microsoft </text:span><text:span text:style-name="T155">Windows, QNX, </text:span><text:span text:style-name="T157">Free/Open </text:span><text:span text:style-name="T155">BSD, Linux.</text:span></text:p>
      <text:p text:style-name="P8"><text:span text:style-name="T155"><text:tab/></text:span><text:span text:style-name="T162">Можливість </text:span><text:span text:style-name="T163">в</text:span><text:span text:style-name="T159">икористання операційн</text:span><text:span text:style-name="T165">их</text:span><text:span text:style-name="T159"> систем сімейства</text:span><text:span text:style-name="T158"> </text:span><text:span text:style-name="T160">Microsoft <text:s/></text:span><text:span text:style-name="T158">Windows бул</text:span><text:span text:style-name="T161">а</text:span><text:span text:style-name="T158"> відхилена </text:span><text:span text:style-name="T164">через </text:span><text:span text:style-name="T166">їх</text:span><text:span text:style-name="T164"> високу вартість (особливо серверних версій)</text:span><text:span text:style-name="T167">, а також за надлишковість (графічний інтерфейс користувача </text:span><text:span text:style-name="T168">не є необхідним для сервера).</text:span></text:p>
      <text:p text:style-name="P8"><text:span text:style-name="T168"><text:tab/></text:span><text:span text:style-name="T169">Операційна система QNX </text:span><text:span text:style-name="T170">також була відхилена через її ліцензію: </text:span><text:span text:style-name="T171">її використання в комерційних цілях є платним. </text:span><text:span text:style-name="T172">Окрім того, використання операційної системи реального часу не є виправданим для зберігання даних.</text:span></text:p>
      <text:p text:style-name="P8"><text:span text:style-name="T171"><text:tab/></text:span><text:span text:style-name="T173">Серед UNIX-подібних BSD/Linux </text:span><text:span text:style-name="T174">систем був обраний Debian Linux, так як </text:span><text:soft-page-break/><text:span text:style-name="T174">він має дуже зручну систему управління пакетами, </text:span><text:span text:style-name="T175">а також простий встановлювач, що </text:span><text:span text:style-name="T176">значно спрощує створення та налаштування програмного оточення вузлів у мережі.</text:span></text:p>
      <text:p text:style-name="P19"><text:span text:style-name="T177">2 </text:span><text:span text:style-name="T178">ОГЛЯД ІСНУЮЧИХ РІШЕНЬ</text:span></text:p>
      <text:p text:style-name="P9"><text:span text:style-name="T178"><text:tab/></text:span><text:span text:style-name="T179">Найпростіши</text:span><text:span text:style-name="T180">м</text:span><text:span text:style-name="T186">и</text:span><text:span text:style-name="T180"> </text:span><text:span text:style-name="T179">метод</text:span><text:span text:style-name="T186">ами</text:span><text:span text:style-name="T179"> </text:span><text:span text:style-name="T181">збільшення</text:span><text:span text:style-name="T179"> дискового простору </text:span><text:span text:style-name="T180">серверу під керуванням операційн</text:span><text:span text:style-name="T182">о</text:span><text:span text:style-name="T180">ї системи </text:span><text:span text:style-name="T183">сімейства BSD/</text:span><text:span text:style-name="T180">Linux </text:span><text:span text:style-name="T183">за рахунок інших серверів </text:span><text:span text:style-name="T184">є NFS (</text:span><text:span text:style-name="T185">англ. </text:span><text:span text:style-name="T184">Network File System —</text:span><text:span text:style-name="T185"> мережева файлова система), </text:span><text:span text:style-name="T187">SSHFS (Secure Shell File System</text:span><text:span text:style-name="T188">) </text:span><text:span text:style-name="T189">та </text:span><text:span text:style-name="T190">декотрі менш розповсюджені рішення.</text:span></text:p>
      <text:p text:style-name="P9"><text:span text:style-name="T189"><text:tab/></text:span><text:span text:style-name="T193">Ці способи засновані на наступному принципі:</text:span><text:span text:style-name="T191"> </text:span><text:span text:style-name="T192">директорії, доступні публічно або після авторизації, доступні між комп'ютерами у мережі. </text:span><text:span text:style-name="T194">Віддалені диски сприймаються користувачем як директорії на сервері, із яким він працює в даний момент часу. </text:span><text:span text:style-name="T195">Але передача даних (наприклад, при копіюванні або перегляді файлів) відбувається через мережу </text:span><text:span text:style-name="T196">по зашифрованому каналу.</text:span></text:p>
      <text:p text:style-name="P9"><text:span text:style-name="T196"><text:tab/></text:span><text:span text:style-name="T200">Для Windows-систем аналогічною є технологія </text:span><text:span text:style-name="T201">Sam</text:span><text:span text:style-name="T202">ba.</text:span></text:p>
      <text:p text:style-name="P9"><text:span text:style-name="T196"><text:tab/></text:span><text:span text:style-name="T197">Недоліко</text:span><text:span text:style-name="T198">м </text:span><text:span text:style-name="T199">даних способів </text:span><text:span text:style-name="T203">є необхідність налаштовувати кожен новий вузол мережі для монтування дисків уже існуючих серверів.</text:span></text:p>
      <text:p text:style-name="P9"><text:span text:style-name="T203"><text:tab/></text:span><text:span text:style-name="T204">Набагато складнішим методом, </text:span><text:span text:style-name="T205">але дуже потужним є використання програмного забезпечення, розробленого із можливістю горизонтального масштабування. </text:span><text:span text:style-name="T206">Наприклад, Apache Cassandra — система управління базами даних, базується на хеш-таблицях, </text:span><text:span text:style-name="T207">легко масштабується. </text:span><text:span text:style-name="T208">Cassandra </text:span><text:span text:style-name="T210">написана</text:span><text:span text:style-name="T208"> на мові програмування Java, </text:span><text:span text:style-name="T209">код якої компілюється у байт-код і виконується у віртуальній машині, що </text:span><text:span text:style-name="T211">не дозволить досягти тієї ж швидкодії, як при використанні мов програмування, </text:span><text:span text:style-name="T213">код на яких</text:span><text:span text:style-name="T211"> компілю</text:span><text:span text:style-name="T214">є</text:span><text:span text:style-name="T211">ться в </text:span><text:span text:style-name="T212">об'єктний/</text:span><text:span text:style-name="T211">машинний код.</text:span></text:p>
      <text:p text:style-name="P9"><text:span text:style-name="T211"><text:tab/></text:span><text:span text:style-name="T215">Інше програмне забезпечення із аналогічним функціоналом — HDFS (Hadoop </text:span><text:span text:style-name="T216">Distributed </text:span><text:span text:style-name="T215">File System —</text:span><text:span text:style-name="T217"> розподілена файлова система Hadoop</text:span><text:span text:style-name="T215">), частина проекту Apache Hadoop (програмне забезпечення для розподілених обчислень). </text:span><text:span text:style-name="T218">Як і Apache Cassandra, HDFS написаний на Java.</text:span></text:p>
      <text:p text:style-name="P20"><text:span text:style-name="T219">3 РОЗРОБКА ПРИНЦИПІВ </text:span><text:span text:style-name="T220">ФУНКЦІОНУВАННЯ </text:span><text:span text:style-name="T221">СИСТЕМИ</text:span></text:p>
      <text:p text:style-name="P10"><text:span text:style-name="T219"><text:tab/></text:span><text:span text:style-name="T246">3.1 Базові принципи</text:span></text:p>
      <text:p text:style-name="P10"><text:span text:style-name="T219"><text:tab/></text:span><text:span text:style-name="T222">Складовими мережі є вузли — функціональні компоненти, </text:span><text:span text:style-name="T223">кожен з яких </text:span><text:span text:style-name="T224"><text:s/></text:span><text:span text:style-name="T225">зберігає дані та може обслуговувати клієнтів </text:span><text:span text:style-name="T226">(приймання, видалення, видача даних)</text:span><text:span text:style-name="T225">.</text:span></text:p>
      <text:p text:style-name="P10"><text:span text:style-name="T225"><text:tab/></text:span><text:span text:style-name="T228">Вузли можуть бути географічно рознесені на будь-яку відстань.</text:span></text:p>
      <text:p text:style-name="P10"><text:span text:style-name="T225"><text:tab/></text:span><text:span text:style-name="T227">Між вузлами підтримуються TCP-з'єднання. </text:span><text:span text:style-name="T229">З'єднані вузли утворюють </text:span><text:span text:style-name="T233">логічну</text:span><text:span text:style-name="T229"> мережу, топологією яких є “дерево”</text:span><text:span text:style-name="T230">.</text:span></text:p>
      <text:p text:style-name="P34"><draw:g text:anchor-type="as-char" draw:z-index="0" draw:style-name="gr1"><draw:custom-shape draw:style-name="gr2" draw:text-style-name="P49" xml:id="id1" draw:id="id1" svg:width="1.3504in" svg:height="0.6004in" svg:x="1.5744in" svg:y="0in"><text:p text:style-name="P48"><text:span text:style-name="T284">Вузол 0</text:span></text:p><draw:enhanced-geometry svg:viewBox="0 0 21600 21600" draw:type="rectangle" draw:enhanced-path="M 0 0 L 21600 0 21600 21600 0 21600 0 0 Z N"/></draw:custom-shape><draw:custom-shape draw:style-name="gr3" draw:text-style-name="P49" xml:id="id3" draw:id="id3" svg:width="1.3504in" svg:height="0.6004in" svg:x="1.5744in" svg:y="1.2984in"><text:p text:style-name="P48"><text:span text:style-name="T284">Вузол 2</text:span></text:p><draw:enhanced-geometry svg:viewBox="0 0 21600 21600" draw:type="rectangle" draw:enhanced-path="M 0 0 L 21600 0 21600 21600 0 21600 0 0 Z N"/></draw:custom-shape><draw:custom-shape draw:style-name="gr4" draw:text-style-name="P49" xml:id="id4" draw:id="id4" svg:width="1.3504in" svg:height="0.6004in" svg:x="3.15in" svg:y="1.2984in"><text:p text:style-name="P48"><text:span text:style-name="T284">Вузол 3</text:span></text:p><draw:enhanced-geometry svg:viewBox="0 0 21600 21600" draw:type="rectangle" draw:enhanced-path="M 0 0 L 21600 0 21600 21600 0 21600 0 0 Z N"/></draw:custom-shape><draw:custom-shape draw:style-name="gr5" draw:text-style-name="P49" xml:id="id2" draw:id="id2" svg:width="1.3504in" svg:height="0.6004in" svg:x="0in" svg:y="1.2984in"><text:p text:style-name="P48"><text:span text:style-name="T284">Вузол 1</text:span></text:p><draw:enhanced-geometry svg:viewBox="0 0 21600 21600" draw:type="rectangle" draw:enhanced-path="M 0 0 L 21600 0 21600 21600 0 21600 0 0 Z N"/></draw:custom-shape><draw:custom-shape draw:style-name="gr6" draw:text-style-name="P49" xml:id="id6" draw:id="id6" svg:width="1.3504in" svg:height="0.6004in" svg:x="1.5752in" svg:y="2.6772in"><text:p text:style-name="P48"><text:span text:style-name="T284">Вузол 5</text:span></text:p><draw:enhanced-geometry svg:viewBox="0 0 21600 21600" draw:type="rectangle" draw:enhanced-path="M 0 0 L 21600 0 21600 21600 0 21600 0 0 Z N"/></draw:custom-shape><draw:custom-shape draw:style-name="gr7" draw:text-style-name="P49" xml:id="id7" draw:id="id7" svg:width="1.3504in" svg:height="0.6004in" svg:x="3.15in" svg:y="2.6772in"><text:p text:style-name="P48"><text:span text:style-name="T284">Вузол 6</text:span></text:p><draw:enhanced-geometry svg:viewBox="0 0 21600 21600" draw:type="rectangle" draw:enhanced-path="M 0 0 L 21600 0 21600 21600 0 21600 0 0 Z N"/></draw:custom-shape><draw:custom-shape draw:style-name="gr8" draw:text-style-name="P49" xml:id="id5" draw:id="id5" svg:width="1.3504in" svg:height="0.6004in" svg:x="0.0008in" svg:y="2.6772in"><text:p text:style-name="P48"><text:span text:style-name="T284">Вузол 4</text:span></text:p><draw:enhanced-geometry svg:viewBox="0 0 21600 21600" draw:type="rectangle" draw:enhanced-path="M 0 0 L 21600 0 21600 21600 0 21600 0 0 Z N"/></draw:custom-shape><draw:connector draw:style-name="gr9" draw:text-style-name="P49" draw:type="line" svg:x1="2.2492in" svg:y1="0.6004in" svg:x2="0.6752in" svg:y2="1.2992in" draw:start-shape="id1" draw:start-glue-point="2" draw:end-shape="id2" draw:end-glue-point="0" svg:d="m5713-2639-3998 1775" svg:viewBox="0 0 4001 1776"><text:p/></draw:connector><draw:connector draw:style-name="gr10" draw:text-style-name="P49" draw:type="line" svg:x1="2.2492in" svg:y1="0.6004in" svg:x2="2.2492in" svg:y2="1.2992in" draw:start-shape="id1" draw:start-glue-point="2" draw:end-shape="id3" draw:end-glue-point="0" svg:d="m5713-2639v1775" svg:viewBox="0 0 2 1776"><text:p/></draw:connector><draw:connector draw:style-name="gr11" draw:text-style-name="P49" draw:type="line" svg:x1="2.2492in" svg:y1="0.6004in" svg:x2="3.8252in" svg:y2="1.2992in" draw:start-shape="id1" draw:start-glue-point="2" draw:end-shape="id4" draw:end-glue-point="0" svg:d="m5713-2639 4003 1775" svg:viewBox="0 0 4004 1776"><text:p/></draw:connector><draw:connector draw:style-name="gr12" draw:text-style-name="P49" draw:type="line" svg:x1="0.6752in" svg:y1="1.8984in" svg:x2="0.6756in" svg:y2="2.6768in" draw:start-shape="id2" draw:start-glue-point="2" draw:end-shape="id5" draw:end-glue-point="0" svg:d="m1715 659 1 1977" svg:viewBox="0 0 4 1979"><text:p/></draw:connector><draw:connector draw:style-name="gr13" draw:text-style-name="P49" draw:type="line" svg:x1="2.2492in" svg:y1="1.8984in" svg:x2="2.25in" svg:y2="2.6768in" draw:start-shape="id3" draw:start-glue-point="2" draw:end-shape="id6" draw:end-glue-point="0" svg:d="m5713 659 2 1977" svg:viewBox="0 0 4 1979"><text:p/></draw:connector><draw:connector draw:style-name="gr14" draw:text-style-name="P49" draw:type="line" svg:x1="2.2492in" svg:y1="1.8984in" svg:x2="3.8252in" svg:y2="2.6768in" draw:start-shape="id3" draw:start-glue-point="2" draw:end-shape="id7" draw:end-glue-point="0" svg:d="m5713 659 4003 1977" svg:viewBox="0 0 4004 1979"><text:p/></draw:connector></draw:g></text:p>
      <text:p text:style-name="P17"><text:span text:style-name="T231">Рисунок 1 — </text:span><text:span text:style-name="T234">Приклад т</text:span><text:span text:style-name="T232">опологі</text:span><text:span text:style-name="T234">ї</text:span><text:span text:style-name="T232"> логічної мережі</text:span></text:p>
      <text:p text:style-name="P12"><text:span text:style-name="T235"><text:tab/>У мережі не </text:span><text:span text:style-name="T236">має</text:span><text:span text:style-name="T235"> бути </text:span><text:span text:style-name="T236">циклів. </text:span><text:span text:style-name="T238">Для запобігання цього, вузол підключається лише до одного “батьківского” вузла </text:span><text:span text:style-name="T239">(вузол не </text:span><text:span text:style-name="T240">може</text:span><text:span text:style-name="T239"> одразу підключитися до декількох вузлів мережі, </text:span><text:span text:style-name="T241">лише приймати з'єднання дочірніх вузлів</text:span><text:span text:style-name="T239">).</text:span></text:p>
      <text:p text:style-name="P11"><text:span text:style-name="T236"><text:tab/></text:span><text:span text:style-name="T237">Кожен вузол може приймати клієнтські з'єднання. Їх кількість не обмежується програмним забезпеченням </text:span><text:span text:style-name="T242">системи</text:span><text:span text:style-name="T237">, лише операційною системою </text:span><text:span text:style-name="T243">та апаратним забезпечення</text:span><text:span text:style-name="T244">м</text:span><text:span text:style-name="T237"> (кількість відкритих сокетів, обсяг оперативної пам'яті).</text:span></text:p>
      <text:p text:style-name="P35"/>
      <text:p text:style-name="P21"><text:span text:style-name="T237"><text:tab/></text:span><text:span text:style-name="T245">3.</text:span><text:span text:style-name="T246">2 </text:span><text:span text:style-name="T257">Авторизація</text:span></text:p>
      <text:p text:style-name="P11"><text:span text:style-name="T237"><text:tab/></text:span><text:span text:style-name="T248">Кожен вузол в мережі має 3 ключі</text:span><text:span text:style-name="T247">:</text:span></text:p>
      <text:list xml:id="list5275465876902413325" text:style-name="L4">
        <text:list-item>
          <text:p text:style-name="P36">ключ для читання</text:p>
        </text:list-item>
        <text:list-item>
          <text:p text:style-name="P36">ключ для читання-запису</text:p>
        </text:list-item>
        <text:list-item>
          <text:p text:style-name="P36">ключ вузла</text:p>
        </text:list-item>
      </text:list>
      <text:p text:style-name="P13"><text:span text:style-name="T249"><text:tab/>Ключ для читання використовується для отримання даних </text:span><text:span text:style-name="T250">клієнтом.</text:span></text:p>
      <text:p text:style-name="P13"><text:span text:style-name="T250"><text:tab/></text:span><text:span text:style-name="T251">Ключ для читання-запису використовується для </text:span><text:span text:style-name="T252">отримання, додавання та видалення даних.</text:span></text:p>
      <text:p text:style-name="P37"><text:tab/>Ключ вузла використовується для того, щоб ідентифікувати клієнта як вузол, на який можна передати запит, якщо дані для відповіді на нього на поточному вузлі не знайдені.</text:p>
      <text:p text:style-name="P13"><text:span text:style-name="T252"><text:tab/></text:span><text:span text:style-name="T253">При підключенні до вузла, клієнт:</text:span></text:p>
      <text:list xml:id="list3681369982697202297" text:style-name="L5">
        <text:list-item>
          <text:p text:style-name="P38">отримує довжину випадкової фрази (1 байт)</text:p>
        </text:list-item>
        <text:list-item>
          <text:p text:style-name="P38">отримає випадкову фразу</text:p>
        </text:list-item>
        <text:list-item>
          <text:p text:style-name="P29"><text:span text:style-name="T253">накладає на отриману фразу один із ключів (</text:span><text:span text:style-name="T254">ключ </text:span><text:span text:style-name="T253">читання, читання-запис</text:span><text:span text:style-name="T254">у</text:span><text:span text:style-name="T253">, вузла)</text:span></text:p>
        </text:list-item>
        <text:list-item>
          <text:p text:style-name="P39">обчислює SHA-512 хеш отриманої фрази</text:p>
        </text:list-item>
        <text:list-item>
          <text:p text:style-name="P39">надсилає хеш вузлу</text:p>
        </text:list-item>
      </text:list>
      <text:p text:style-name="P40"><text:tab/>Після отримання хешу від клієнта, вузол обчислює:</text:p>
      <text:list xml:id="list7211380459786983138" text:style-name="L6">
        <text:list-item>
          <text:p text:style-name="P41">хеш від накладання ключа для читання на випадкову фразу, надіслану клієнту; якщо цей хеш співпадає із відповіддю клієнта — клієнт має право читати дані</text:p>
        </text:list-item>
        <text:list-item>
          <text:p text:style-name="P41">інакше — хеш від накладання ключа для читання-запису на випадкову фразу; якщо цей хеш співпадає із відповіддю клієнта — клієнт має право читати і змінювати дані</text:p>
        </text:list-item>
        <text:list-item>
          <text:p text:style-name="P30"><text:span text:style-name="T255">інакше — хеш від накладання ключа для вузла на випадкову фразу; якщо цей хеш співпадає із відповіддю клієнта — клієнт </text:span><text:span text:style-name="T256">є вузлом і йому можна </text:span><text:soft-page-break/><text:span text:style-name="T256">передавати запити, які поточний вузол не може обробити</text:span></text:p>
        </text:list-item>
        <text:list-item>
          <text:p text:style-name="P42">якщо ні один із обчислених вузлом хешів не співпав із підповіддю клієнта — з'єднання із клієнтом переривається вузлом (клієнт не має прав працювати із даними мережі)</text:p>
        </text:list-item>
      </text:list>
      <text:p text:style-name="P43"><text:tab/>Після цього, клієнт виступає в ролі автора випадкової фрази — тобто, клієнт проходить сценарій авторизації вузла, а вузол, відповідно, в ролі клієнта.</text:p>
      <text:p text:style-name="P44"/>
      <text:p text:style-name="P14"><text:span text:style-name="T258"><text:tab/></text:span><text:span text:style-name="T259">3.3 </text:span><text:span text:style-name="T260">Отримання даних</text:span></text:p>
      <text:p text:style-name="P14"><text:span text:style-name="T260"><text:tab/></text:span><text:span text:style-name="T261">Кожн</text:span><text:span text:style-name="T262">ий </text:span><text:span text:style-name="T263">пакет даних, збережений у мережі, </text:span><text:span text:style-name="T264">ідентифікується за SHA</text:span><text:span text:style-name="T281">-</text:span><text:span text:style-name="T264">512 хешем його вмісту.</text:span></text:p>
      <text:p text:style-name="P15"><text:span text:style-name="T264"><text:tab/></text:span><text:span text:style-name="T265">Для отримання даних, клієн</text:span><text:span text:style-name="T268">т</text:span><text:span text:style-name="T266">:</text:span></text:p>
      <text:list xml:id="list3182534304608529054" text:style-name="L7">
        <text:list-item>
          <text:p text:style-name="P45">надсилає вузлу команду на видачу даних (1 байт)</text:p>
        </text:list-item>
        <text:list-item>
          <text:p text:style-name="P45">надсилає вузлу хеш-ідентифікатор пакету даних (64 байт)</text:p>
        </text:list-item>
        <text:list-item>
          <text:p text:style-name="P46">отримує дані</text:p>
        </text:list-item>
      </text:list>
      <text:p text:style-name="P16"><text:span text:style-name="T267"><text:tab/></text:span><text:span text:style-name="T269">Отримання даних відбувається </text:span><text:span text:style-name="T270">максимум по 255 байтів: вузол надсилає клієнту кількість байтів від 0 до 255 (в 1 байті), які будуть відправлені. Це повторюється, поки </text:span><text:span text:style-name="T273">частина пакету </text:span><text:span text:style-name="T271">дан</text:span><text:span text:style-name="T273">их</text:span><text:span text:style-name="T271"> не буд</text:span><text:span text:style-name="T274">е</text:span><text:span text:style-name="T271"> менш</text:span><text:span text:style-name="T274">а</text:span><text:span text:style-name="T271"> за 255 (остання частина пакету даних).</text:span></text:p>
      <text:p text:style-name="P47"><text:tab/><text:span text:style-name="T272">Клієнт, відповідно, </text:span><text:span text:style-name="T275">отримує</text:span><text:span text:style-name="T272"> </text:span><text:span text:style-name="T275">1 байт — розмір частини, потім отримує </text:span><text:span text:style-name="T276">частину пакету даних.</text:span></text:p>
      <text:p text:style-name="P47"><text:span text:style-name="T276"/></text:p>
      <text:p text:style-name="P47"><text:span text:style-name="T276"><text:tab/></text:span><text:span text:style-name="T277">3.4 Збереження даних</text:span></text:p>
      <text:p text:style-name="P47"><text:span text:style-name="T277"><text:tab/></text:span><text:span text:style-name="T278">Збереження даних ініціюється клієнтом </text:span><text:span text:style-name="T279">шляхом відправки вузлу 1 байта — команди збереження даних.</text:span></text:p>
      <text:p text:style-name="P47"><text:span text:style-name="T279"><text:tab/></text:span><text:span text:style-name="T280">Після отримання цієї команди, вузол отримує від клієнта SHA</text:span><text:span text:style-name="T281">-</text:span><text:span text:style-name="T280">512 хеш пакету даних </text:span><text:span text:style-name="T282">і починає читати дані частинами розміром до 255 байтів — читання даних вузлом відбувається аналогічно п. 3.3 із відмінністю, що джерелом даних є клієнт, а приймачем — вузол.</text:span></text:p>
      <text:p text:style-name="P47"><text:soft-page-break/><text:span text:style-name="T282"><text:tab/>Після отримання усього пакету даних для збереження, вузол обчислює його SHA-512 хеш.</text:span></text:p>
      <text:p text:style-name="P47"><text:span text:style-name="T282"><text:tab/>Якщо обчислений хеш не співпадає із отриманим від клієнта на початку процедури збереження даних, </text:span><text:span text:style-name="T283">сервер відправляє клієнту 1 байт зі значенням 0 (дані не збережено).</text:span></text:p>
      <text:p text:style-name="P47"><text:span text:style-name="T283"><text:tab/>Якщо обчислений хеш співпадає із надісланим клієнтом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04:12:16</meta:creation-date>
    <dc:date>2013-05-28T07:43:38</dc:date>
    <meta:editing-duration>PT3H26M7S</meta:editing-duration>
    <meta:editing-cycles>618</meta:editing-cycles>
    <meta:generator>LibreOffice/4.0.2.2$Linux_x86 LibreOffice_project/400m0$Build-2</meta:generator>
    <meta:document-statistic meta:table-count="0" meta:image-count="0" meta:object-count="0" meta:page-count="9" meta:paragraph-count="83" meta:word-count="1366" meta:character-count="10460" meta:non-whitespace-character-count="9126"/>
  </office:meta>
</office:document-meta>
</file>